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/>
    <style:font-face style:name="Arial1" svg:font-family="Arial1"/>
    <style:font-face style:name="Arial2" svg:font-family="Arial" style:font-family-generic="swiss"/>
    <style:font-face style:name="Arial21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2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1" style:family="table-cell" style:parent-style-name="Default" style:data-style-name="N0"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6pt" style:font-name-asian="Arial" style:font-size-asian="16pt" style:font-name-complex="Arial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2" fo:font-size="8pt" style:font-name-asian="Arial" style:font-size-asian="8pt" style:font-name-complex="Arial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2" fo:font-size="12pt" style:font-name-asian="Arial" style:font-size-asian="12pt" style:font-name-complex="Arial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8" office:value-type="string" calcext:value-type="string">
            <text:p>Mens. 09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8" office:value-type="string" calcext:value-type="string">
            <text:p>Mens. 10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6-01-09" calcext:value-type="date">
            <text:p>09/01/2026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8" office:value-type="string" calcext:value-type="string">
            <text:p>Mens. 1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6]-[.F6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8" office:value-type="string" calcext:value-type="string">
            <text:p>Mens. 1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7]-[.F7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7])" office:value-type="float" office:value="940" calcext:value-type="float">
            <text:p>94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2">
          <table:table-cell table:number-columns-repeated="64"/>
        </table:table-row>
        <table:table-row table:style-name="ro7" table:number-rows-repeated="1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/>
    <style:font-face style:name="Arial1" svg:font-family="Arial1"/>
    <style:font-face style:name="Arial2" svg:font-family="Arial" style:font-family-generic="swiss"/>
    <style:font-face style:name="Arial21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" fo:font-size="16pt" style:text-underline-style="solid" style:text-underline-type="double" style:text-underline-width="auto" style:text-underline-color="font-color" fo:font-weight="bold" style:font-name-asian="Arial1" style:font-size-asian="16pt" style:font-weight-asian="bold" style:font-name-complex="Arial1" style:font-size-complex="16pt" style:font-weight-complex="bold"/>
    </style:style>
    <style:style style:name="MT2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MT3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32:58.23321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32:58.2353169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2:31Z</meta:creation-date>
    <dc:date>2026-01-20T16:33:51.855801800</dc:date>
    <meta:editing-cycles>675</meta:editing-cycles>
    <meta:editing-duration>PT5H2M38S</meta:editing-duration>
    <meta:print-date>2021-02-03T09:46:26.067873642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